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1pt" officeooo:rsid="001577de" officeooo:paragraph-rsid="001577de" fo:background-color="#ffff00" style:font-size-asian="21pt" style:font-size-complex="21pt"/>
    </style:style>
    <style:style style:name="P2" style:family="paragraph" style:parent-style-name="Standard">
      <style:text-properties officeooo:rsid="001577de" officeooo:paragraph-rsid="001577de"/>
    </style:style>
    <style:style style:name="P3" style:family="paragraph" style:parent-style-name="Standard">
      <style:text-properties fo:font-weight="bold" officeooo:rsid="001f33c4" officeooo:paragraph-rsid="001f33c4" fo:background-color="#ffff00" style:font-weight-asian="bold" style:font-weight-complex="bold"/>
    </style:style>
    <style:style style:name="P4" style:family="paragraph" style:parent-style-name="Standard">
      <style:text-properties fo:font-size="24pt" fo:font-weight="bold" officeooo:rsid="00174d1f" officeooo:paragraph-rsid="00174d1f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174d1f" officeooo:paragraph-rsid="00174d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ct origin</text:p>
      <text:p text:style-name="P2"/>
      <text:p text:style-name="P2">https://99wholesale.com/</text:p>
      <text:p text:style-name="P2">for products like accesories under 99</text:p>
      <text:p text:style-name="Standard"/>
      <text:p text:style-name="Standard">https://www.1mg.com/otc/bjain-berberis-aquifolium-mother-tincture-q-otc444630?srsltid=AfmBOooX5_wtRaM3MofAp5X-3FbhfNUM_m6RHTGYYzbl69RX9Z4jXcG9&amp;wpsrc=Google+Organic+Search</text:p>
      <text:p text:style-name="Standard"/>
      <text:p text:style-name="Standard">https://www.instagram.com/reel/DFpOfP-T91v/</text:p>
      <text:p text:style-name="Standard"/>
      <text:p text:style-name="Standard">https://www.instagram.com/reels/DEsPqQdIupy/</text:p>
      <text:p text:style-name="Standard"/>
      <text:p text:style-name="Standard">https://stuffactory.in/products/womens-multicolor-air-bra-pack-of-3?fbclid=PAZXh0bgNhZW0BMABhZGlkAasW9cNfb7sBpmJKJ-suwO1vHSZQuobmNKTRo8mLk9UvSTWEEAZs2zfNlocJUH1p6NJW3g_aem_e8ggkLy0fI7h9tUVba6Quw&amp;utm_source=facebook&amp;utm_medium=paid&amp;campaign_id=120215059710350347&amp;ad_id=120215059710370347</text:p>
      <text:p text:style-name="Standard"/>
      <text:p text:style-name="Standard"/>
      <text:p text:style-name="Standard"/>
      <text:p text:style-name="Standard">https://deodap.in/collections/home-kitchen/?ref=sdn&amp;gad_source=2&amp;gclid=CjwKCAiA2cu9BhBhEiwAft6IxDEIbtaBAv59bcaagJM5g6bZNHAJrhfEaZfiNPUyJi_G8ejK-NOjBhoC4gEQAvD_BwE</text:p>
      <text:p text:style-name="Standard"/>
      <text:p text:style-name="Standard"/>
      <text:p text:style-name="Standard"/>
      <text:p text:style-name="Standard">https://fa0pbn-if.myshopify.com/products/plastic-4-layer-foldable-shoe-rack-multicolor-cubinavmm8ib387l810g?utm_medium=paid&amp;utm_id=120215616667480089&amp;utm_content=120215616667210089&amp;utm_term=120215616667240089&amp;utm_campaign=120215616667480089&amp;fbclid=PAZXh0bgNhZW0BMABhZGlkAasXd2i5bnkBpo7oh_VcqeuxV5vblnn0HOtPU-jTwhHcyO9YdqsWSr0_Y2VcLv8E5FSfTg_aem_ftTcmbUQ74AzVmhJ8_jAOw&amp;utm_source=facebook&amp;campaign_id=120215616667480089&amp;ad_id=120215616667210089</text:p>
      <text:p text:style-name="Standard"/>
      <text:p text:style-name="Standard"/>
      <text:p text:style-name="Standard">https://www.awesure.co/products/handheld?_pos=1&amp;_psq=mite&amp;_ss=e&amp;_v=1.0&amp;utm_source=BR1&amp;utm_medium=BR1&amp;utm_campaign=BR1&amp;utm_content=BR1&amp;utm_id=120211938732390089&amp;utm_term=120211938764870089&amp;fbclid=PAZXh0bgNhZW0BMABhZGlkAasXn5_MXzkBphJ2T1f50AGc2ocSyW_yjpZL9ozlFAxtPNDksBKmnZEwq1p6rtIW1xJk4A_aem_Gwmv0m9yhp7HuXIPtA_VyA</text:p>
      <text:p text:style-name="Standard"/>
      <text:p text:style-name="Standard"/>
      <text:p text:style-name="P3">Trendy</text:p>
      <text:p text:style-name="Standard">aeroponic tower reservoirs</text:p>
      <text:p text:style-name="Standard"/>
      <text:p text:style-name="Standard">https://thesleepcompany.in/products/elev8-smart-adjustable-recliner-bed-with-frame?variant=44160665616613</text:p>
      <text:p text:style-name="Standard"/>
      <text:p text:style-name="Standard"/>
      <text:p text:style-name="Standard">https://www.flomattress.com/products/flo-latex-mattress?utm_source=google&amp;utm_medium=cpc&amp;utm_campaign=&amp;utm_term=&amp;utm_content=&amp;gad_sourc<text:soft-page-break/>e=2&amp;gclid=CjwKCAiA5eC9BhAuEiwA3CKwQuTsL0lGS4tvkGsvl0ZvQ_bC3Va8jhoyGP0OiC_SABmaqcgU2osVShoCtL8QAvD_BwE</text:p>
      <text:p text:style-name="Standard"/>
      <text:p text:style-name="Standard"/>
      <text:p text:style-name="Standard">https://deodap.in/collections/under-9</text:p>
      <text:p text:style-name="Standard"/>
      <text:p text:style-name="Standard">https://www.adilqadri.com/products/adilqadri-shanaya-premium-quality-concentrated-attar-perfumme?utm_source=google_ads&amp;utm_medium=cpc&amp;utm_campaign=21038860764&amp;utm_term=21038860764|159327465539|694118244148|ytv|youtube.com||||||&amp;utm_source=google&amp;utm_medium=cpc&amp;utm_campaign=VM_Video_RM_22Feb%2724&amp;utm_term=21038860764-|-159327465539-|-694118244148-|-ytv-|-youtube.com-|--|--|--|--|--|-&amp;gad_source=2&amp;gclid=CjwKCAiA5eC9BhAuEiwA3CKwQqUbA85BE9uYP32pCd_Ro3IFxcs6A1fvnOsA9mV__Y2K0oPhvD5EERoC_I8QAvD_Bw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s://silaimachine.in/products/mini-silai-machine?gad_source=2&amp;gclid=CjwKCAiAiOa9BhBqEiwABCdG88tah0L-lf76D1e2noOwiLllZYKIuhNWoRTObsg7BuGYb6auLbzuTRoCf-kQAvD_BwE</text:p>
      <text:p text:style-name="Standard"/>
      <text:p text:style-name="Standard"/>
      <text:p text:style-name="Standard"/>
      <text:p text:style-name="Standard"/>
      <text:p text:style-name="Standard"/>
      <text:p text:style-name="Standard">https://dhamaka-shop.com/collections</text:p>
      <text:p text:style-name="Standard"/>
      <text:p text:style-name="Standard"/>
      <text:p text:style-name="Standard"/>
      <text:p text:style-name="Standard">https://www.youtube.com/shorts/8dgoLKn-hi0</text:p>
      <text:p text:style-name="Standard"/>
      <text:p text:style-name="Standard"/>
      <text:p text:style-name="Standard">https://pkzbbv-zz.myshopify.com/products/powerful-multifunctional-cleaner-pack-of-4?gad_source=2&amp;gclid=CjwKCAiAiOa9BhBqEiwABCdG88TFRVFgsvyzAiA1SwodrpzIuW4DVEUS9CdTzqbhhLjGjwN41ojwBhoCNPYQAvD_BwE</text:p>
      <text:p text:style-name="Standard"/>
      <text:p text:style-name="Standard"/>
      <text:p text:style-name="Standard">https://www.youtube.com/shorts/PMShPkGaIPs</text:p>
      <text:p text:style-name="Standard"/>
      <text:p text:style-name="Standard"/>
      <text:p text:style-name="Standard">https://www.youtube.com/shorts/Lj1XOOvtcw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ccessories</text:p>
      <text:p text:style-name="P5"/>
      <text:p text:style-name="P5"/>
      <text:p text:style-name="Standard">https://99wholesale.com/product/four-sided-folding-mirror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0:42:16.003000000</meta:creation-date>
    <dc:date>2025-02-23T17:13:56.605000000</dc:date>
    <meta:editing-duration>PT10H3M32S</meta:editing-duration>
    <meta:editing-cycles>19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24" meta:word-count="37" meta:character-count="3030" meta:non-whitespace-character-count="3022"/>
  </office:meta>
</office:document-meta>
</file>